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a3bc"/>
    </style:style>
    <style:style style:name="P2" style:family="paragraph" style:parent-style-name="Heading_20_1">
      <style:text-properties fo:color="#f75d5d" style:font-name="Playfair Display" fo:font-size="16pt" fo:font-weight="bold" officeooo:rsid="000767f4" officeooo:paragraph-rsid="000767f4" style:font-name-asian="Playfair Display1" style:font-size-asian="16pt" style:font-weight-asian="bold" style:font-name-complex="Playfair Display1" style:font-size-complex="16pt"/>
    </style:style>
    <style:style style:name="P3" style:family="paragraph" style:parent-style-name="Heading_20_1">
      <style:text-properties officeooo:rsid="0007a3bc" officeooo:paragraph-rsid="0007a3bc"/>
    </style:style>
    <style:style style:name="P4" style:family="paragraph" style:parent-style-name="Standard">
      <style:text-properties officeooo:rsid="0007a3bc" officeooo:paragraph-rsid="0007a3bc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7a3bc" officeooo:paragraph-rsid="0007a3bc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P7" style:family="paragraph" style:parent-style-name="Standard" style:list-style-name="L2">
      <style:text-properties officeooo:rsid="0007a3bc" officeooo:paragraph-rsid="0007a3bc"/>
    </style:style>
    <style:style style:name="P8" style:family="paragraph" style:parent-style-name="Standard" style:list-style-name="L3">
      <style:text-properties officeooo:rsid="0007a3bc" officeooo:paragraph-rsid="0007a3bc"/>
    </style:style>
    <style:style style:name="P9" style:family="paragraph" style:parent-style-name="Standard" style:list-style-name="L4">
      <style:text-properties officeooo:rsid="0007a3bc" officeooo:paragraph-rsid="0007a3bc"/>
    </style:style>
    <style:style style:name="P10" style:family="paragraph" style:parent-style-name="Standard" style:list-style-name="L4">
      <style:text-properties officeooo:rsid="00112ab5" officeooo:paragraph-rsid="00112ab5"/>
    </style:style>
    <style:style style:name="P11" style:family="paragraph" style:parent-style-name="normal" style:list-style-name="L1"/>
    <style:style style:name="P12" style:family="paragraph" style:parent-style-name="normal">
      <style:text-properties officeooo:rsid="000caa78" officeooo:paragraph-rsid="000caa78"/>
    </style:style>
    <style:style style:name="P13" style:family="paragraph" style:parent-style-name="normal">
      <style:text-properties officeooo:rsid="000f350b" officeooo:paragraph-rsid="000f350b"/>
    </style:style>
    <style:style style:name="P14" style:family="paragraph" style:parent-style-name="normal">
      <style:text-properties officeooo:rsid="000f350b" officeooo:paragraph-rsid="0010992d"/>
    </style:style>
    <style:style style:name="P15" style:family="paragraph" style:parent-style-name="normal">
      <style:text-properties officeooo:rsid="0010992d" officeooo:paragraph-rsid="0010992d"/>
    </style:style>
    <style:style style:name="P16" style:family="paragraph" style:parent-style-name="normal">
      <style:text-properties officeooo:rsid="0010992d" officeooo:paragraph-rsid="00112ab5"/>
    </style:style>
    <style:style style:name="T1" style:family="text">
      <style:text-properties officeooo:rsid="000767f4"/>
    </style:style>
    <style:style style:name="T2" style:family="text">
      <style:text-properties officeooo:rsid="000942c1"/>
    </style:style>
    <style:style style:name="T3" style:family="text">
      <style:text-properties officeooo:rsid="000caa78"/>
    </style:style>
    <style:style style:name="T4" style:family="text">
      <style:text-properties officeooo:rsid="0010992d"/>
    </style:style>
    <style:style style:name="T5" style:family="text">
      <style:text-properties officeooo:rsid="00112a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w To Run A MySQL Container in Docker <text:s/>[+ PhpMyAdmin] [2021]</text:p>
      <text:p text:style-name="Heading_20_1"><text:bookmark text:name="_bd8k671h4r1l"/>Overview</text:p>
      <text:p text:style-name="P5">In this article we will teach you how How To Run A MySQL Container in Docker <text:s/>[+ PhpMyAdmin] [2021]</text:p>
      <text:p text:style-name="P2">Resources</text:p>
      <text:p text:style-name="Heading_20_2"><text:span text:style-name="T1">My Original D</text:span>ocker <text:span text:style-name="T1">C</text:span>ompose <text:span text:style-name="T1">F</text:span>ile <text:span text:style-name="T3">[Docker Hub]</text:span></text:p>
      <text:p text:style-name="normal"><text:a xlink:type="simple" xlink:href="https://gist.github.com/troyburney/1ba49017d7f0077d5128d68928f4a8c9" text:style-name="Internet_20_link" text:visited-style-name="Visited_20_Internet_20_Link">https://gist.github.com/troyburney/1ba49017d7f0077d5128d68928f4a8c9</text:a></text:p>
      <text:p text:style-name="normal"/>
      <text:p text:style-name="Heading_20_2"><text:span text:style-name="T1">My Original D</text:span>ocker <text:span text:style-name="T1">C</text:span>ompose <text:span text:style-name="T1">F</text:span>ile [Docker Hub]</text:p>
      <text:p text:style-name="P12"><text:a xlink:type="simple" xlink:href="https://gist.githubusercontent.com/troyburney/1ba49017d7f0077d5128d68928f4a8c9/raw/10c8a7a64c68adce03f47b468764464f651d092a/wordpress-docker-compose.yaml" text:style-name="Internet_20_link" text:visited-style-name="Visited_20_Internet_20_Link">https://gist.githubusercontent.com/troyburney/1ba49017d7f0077d5128d68928f4a8c9/raw/10c8a7a64c68adce03f47b468764464f651d092a/wordpress-docker-compose.yaml</text:a></text:p>
      <text:p text:style-name="P12"/>
      <text:p text:style-name="Heading_20_2">Shakespear sql</text:p>
      <text:p text:style-name="P13"><text:a xlink:type="simple" xlink:href="https://github.com/edent/Open-Source-Shakespeare/blob/master/Open%20Source%20Shakespeare.sql" text:style-name="Internet_20_link" text:visited-style-name="Visited_20_Internet_20_Link">https://github.com/edent/Open-Source-Shakespeare/blob/master/Open%20Source%20Shakespeare.sql</text:a></text:p>
      <text:p text:style-name="P13"/>
      <text:p text:style-name="Heading_20_2">advanced db testing sql stuff (with SQL)</text:p>
      <text:p text:style-name="P14"><text:a xlink:type="simple" xlink:href="https://github.com/datacharmer/test_db" text:style-name="Internet_20_link" text:visited-style-name="Visited_20_Internet_20_Link">https://github.com/datacharmer/test_db</text:a></text:p>
      <text:p text:style-name="P13"/>
      <text:p text:style-name="P13"/>
      <text:p text:style-name="Heading_20_2">Sample mysql dbs</text:p>
      <text:p text:style-name="P15"><text:a xlink:type="simple" xlink:href="https://www.mysqltutorial.org/mysql-sample-database.aspx" text:style-name="Internet_20_link" text:visited-style-name="Visited_20_Internet_20_Link">https://www.mysqltutorial.org/mysql-sample-database.aspx</text:a></text:p>
      <text:p text:style-name="P15"/>
      <text:p text:style-name="P15"><text:a xlink:type="simple" xlink:href="https://www.mysqltutorial.org/wp-content/uploads/2018/03/mysqlsampledatabase.zip" text:style-name="Internet_20_link" text:visited-style-name="Visited_20_Internet_20_Link">https://www.mysqltutorial.org/wp-content/uploads/2018/03/mysqlsampledatabase.zip</text:a></text:p>
      <text:p text:style-name="P15"/>
      <text:p text:style-name="Heading_20_2"><text:soft-page-break/>The one that worked</text:p>
      <text:p text:style-name="P16"><text:a xlink:type="simple" xlink:href="https://www.w3resource.com/sql/sql-table.php" text:style-name="Internet_20_link" text:visited-style-name="Visited_20_Internet_20_Link">https://www.w3resource.com/sql/sql-table.php</text:a></text:p>
      <text:p text:style-name="P16">https://www.w3resource.com/sql/sample-database-of-sql-in-mysql-format.txt</text:p>
      <text:p text:style-name="P3">Assumptions</text:p>
      <text:list xml:id="list1671300366" text:style-name="L1">
        <text:list-item>
          <text:p text:style-name="P11">you have permissions to run docker without sudo</text:p>
        </text:list-item>
        <text:list-item>
          <text:p text:style-name="P11">Docker Already installed</text:p>
        </text:list-item>
        <text:list-item>
          <text:p text:style-name="P11">Docker Compose already installed</text:p>
        </text:list-item>
      </text:list>
      <text:p text:style-name="Heading_20_1">your expected capability</text:p>
      <text:list xml:id="list189437968" text:style-name="L2">
        <text:list-item>
          <text:p text:style-name="P7">you are comfortable running terminal commands</text:p>
        </text:list-item>
        <text:list-item>
          <text:p text:style-name="P7">you are comfortable using text editors to modify files</text:p>
        </text:list-item>
        <text:list-item>
          <text:p text:style-name="P7">you understand the seriousness of root access</text:p>
        </text:list-item>
      </text:list>
      <text:p text:style-name="P1">The Steps</text:p>
      <text:list xml:id="list1963881012" text:style-name="L3">
        <text:list-item>
          <text:p text:style-name="P8">Download the git from github</text:p>
        </text:list-item>
        <text:list-item>
          <text:p text:style-name="P8">remove the wordpress part</text:p>
        </text:list-item>
        <text:list-item>
          <text:p text:style-name="P8">edit the file with new container info + passowrds</text:p>
        </text:list-item>
        <text:list-item>
          <text:p text:style-name="P8">run the docker compose script</text:p>
        </text:list-item>
        <text:list-item>
          <text:p text:style-name="P8">verify the containers are running</text:p>
        </text:list-item>
        <text:list-item>
          <text:p text:style-name="P8">verify the containers are working (not the same thing)</text:p>
        </text:list-item>
        <text:list-item>
          <text:p text:style-name="P8">Log into php to manage the database</text:p>
        </text:list-item>
        <text:list-item>
          <text:p text:style-name="P8">stop the container</text:p>
        </text:list-item>
        <text:list-item>
          <text:p text:style-name="P8">start the container in daemon mode</text:p>
        </text:list-item>
        <text:list-item>
          <text:p text:style-name="P8">configure the container to always run at system boot</text:p>
        </text:list-item>
      </text:list>
      <text:p text:style-name="Heading_20_1">Future Companion Articles</text:p>
      <text:list xml:id="list4226582924" text:style-name="L4">
        <text:list-item>
          <text:p text:style-name="P9">Creating your own custom MySQL Container from scratch</text:p>
        </text:list-item>
        <text:list-item>
          <text:p text:style-name="P10">Docker Compose Down vs Docker compose stop</text:p>
        </text:list-item>
      </text:list>
      <text:p text:style-name="Heading_20_1"><text:soft-page-break/>Let’s Begin</text:p>
      <text:p text:style-name="P4">Ready to get started running mysql? <text:span text:style-name="T2">Let’s go!</text:span></text:p>
      <text:p text:style-name="Heading_20_1">Download the git from github</text:p>
      <text:p text:style-name="Standard"/>
      <text:p text:style-name="Heading_20_1">remove the wordpress part</text:p>
      <text:p text:style-name="Heading_20_1">edit the file with new container info + passowrds</text:p>
      <text:p text:style-name="Heading_20_1">verify <text:span text:style-name="T2">what </text:span>containers are running</text:p>
      <text:p text:style-name="Heading_20_1">run the docker compose script</text:p>
      <text:p text:style-name="Heading_20_1">verify the containers are running</text:p>
      <text:p text:style-name="Heading_20_1">verify the containers are working (not the same thing)</text:p>
      <text:p text:style-name="Heading_20_1">Log into php to manage the database</text:p>
      <text:p text:style-name="Heading_20_1">stop the container</text:p>
      <text:p text:style-name="Heading_20_1">start the container in daemon mode</text:p>
      <text:p text:style-name="Heading_20_1">configure the container to always run at system boot</text:p>
      <text:p text:style-name="Heading_20_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break-before="auto" fo:break-after="auto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 fo:break-before="auto" fo:break-after="auto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 fo:break-before="auto" fo:break-after="auto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break-before="auto" fo:break-after="auto"/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 fo:break-before="auto" fo:break-after="auto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 fo:break-before="auto" fo:break-after="auto"/>
      <style:text-properties fo:color="#000000" fo:font-size="12pt" fo:font-weight="bold" style:font-size-asian="12pt" style:font-weight-asian="bold" style:font-size-complex="12pt"/>
    </style:style>
    <style:style style:name="Preformatted_20_Text" style:display-name="Preformatted Text" style:family="paragraph" style:parent-style-name="Standard" style:class="html">
      <style:paragraph-properties fo:margin-top="0.0835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1T20:17:58.295308904</dc:date>
    <meta:editing-duration>PT24M48S</meta:editing-duration>
    <meta:editing-cycles>5</meta:editing-cycles>
    <meta:document-statistic meta:table-count="0" meta:image-count="0" meta:object-count="0" meta:page-count="3" meta:paragraph-count="53" meta:word-count="288" meta:character-count="2190" meta:non-whitespace-character-count="1971"/>
  </office:meta>
</office:document-meta>
</file>